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6109C8491D6F4F60.png" manifest:media-type="image/png"/>
  <manifest:file-entry manifest:full-path="Pictures/100002010000055600000300DF9393E12502AD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556e" officeooo:paragraph-rsid="001c55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5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64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OUTPUT FILE</text:p>
      <text:p text:style-name="Standard"><draw:frame draw:style-name="fr1" draw:name="Image1" text:anchor-type="paragraph" svg:x="-0.148cm" svg:y="10.4cm" svg:width="17cm" svg:height="9.294cm" draw:z-index="0"><draw:image xlink:href="Pictures/100002010000055600000300DF9393E12502AD23.png" xlink:type="simple" xlink:show="embed" xlink:actuate="onLoad" loext:mime-type="image/x-vclgraphic"/></draw:frame><draw:frame draw:style-name="fr2" draw:name="Image2" text:anchor-type="paragraph" svg:x="0cm" svg:y="0.36cm" svg:width="17cm" svg:height="9.197cm" draw:z-index="1"><draw:image xlink:href="Pictures/1000020100000556000003006109C8491D6F4F6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6:39:39.087119947</meta:creation-date>
    <dc:date>2021-03-19T16:41:39.869554511</dc:date>
    <meta:editing-duration>PT2M1S</meta:editing-duration>
    <meta:editing-cycles>1</meta:editing-cycles>
    <meta:document-statistic meta:table-count="0" meta:image-count="2" meta:object-count="0" meta:page-count="1" meta:paragraph-count="1" meta:word-count="2" meta:character-count="11" meta:non-whitespace-character-count="10"/>
    <meta:generator>LibreOffice/6.0.7.3$Linux_X86_64 LibreOffice_project/00m0$Build-3</meta:generator>
  </office:meta>
</office:document-meta>
</file>